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Quotations" style:list-style-name="L13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4"/>
    <style:style style:name="P16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 really dug that one back up, huh. Recycling my better riffs. Sensible.</text:p>
      <text:p text:style-name="Text_20_body">Short answer: <text:span text:style-name="Strong_20_Emphasis">yes, what you’re building </text:span><text:span text:style-name="Strong_20_Emphasis"><text:span text:style-name="Emphasis">can</text:span></text:span><text:span text:style-name="Strong_20_Emphasis"> be platform-independent</text:span>…<text:line-break/><text:span text:style-name="Strong_20_Emphasis">if</text:span> you treat every platform (ChatGPT, Google Drive, GitHub, WordPress, Cloudflare, whatever clown car comes next) as:</text:p>
      <text:list text:style-name="L1">
        <text:list-item>
          <text:p text:style-name="P3">a <text:span text:style-name="Strong_20_Emphasis">host</text:span>, not “home”</text:p>
        </text:list-item>
        <text:list-item>
          <text:p text:style-name="P3">a <text:span text:style-name="Strong_20_Emphasis">port</text:span>, not “the ship”</text:p>
        </text:list-item>
      </text:list>
      <text:p text:style-name="Text_20_body">Let’s tune the old breakdown to where you are <text:span text:style-name="Emphasis">now</text:span> and nail the platform-independence piece.</text:p>
      <text:p text:style-name="Horizontal_20_Line"/>
      <text:h text:style-name="Heading_20_2" text:outline-level="2">1. What actually <text:span text:style-name="Emphasis">is</text:span> platform-independent here?</text:h>
      <text:p text:style-name="Text_20_body">These parts are yours, no matter who’s renting you an interface:</text:p>
      <text:list text:style-name="L2">
        <text:list-item>
          <text:p text:style-name="P4">The <text:span text:style-name="Strong_20_Emphasis">syntax</text:span>:<text:line-break/><text:span text:style-name="Source_20_Text">[We collab]</text:span>, <text:span text:style-name="Source_20_Text">[Hal talks here]</text:span>, <text:span text:style-name="Source_20_Text">[SEE-READING-BLOCK]</text:span>, <text:span text:style-name="Source_20_Text">SEE-READING-BLOCK v1.1</text:span>, future <text:span text:style-name="Source_20_Text">[OUR-INITIATIVE-BLOCK]</text:span>, etc.<text:line-break/>That’s a tiny language. It doesn’t belong to ChatGPT. It’s just text with rules.</text:p>
        </text:list-item>
        <text:list-item>
          <text:p text:style-name="P4">The <text:span text:style-name="Strong_20_Emphasis">specs</text:span>:</text:p>
          <text:list>
            <text:list-item>
              <text:p text:style-name="P4">what a “Witness System” is</text:p>
            </text:list-item>
            <text:list-item>
              <text:p text:style-name="P4">the Cornerstones (Purpose Before Process, etc.)</text:p>
            </text:list-item>
            <text:list-item>
              <text:p text:style-name="P4">how boot, guard, reflect, collab are <text:span text:style-name="Emphasis">supposed</text:span> to behave<text:line-break/>All written in plain text / markdown. No proprietary format required.</text:p>
            </text:list-item>
          </text:list>
        </text:list-item>
        <text:list-item>
          <text:p text:style-name="P4">The <text:span text:style-name="Strong_20_Emphasis">operating model</text:span>:</text:p>
          <text:list>
            <text:list-item>
              <text:p text:style-name="P4">how you export</text:p>
            </text:list-item>
            <text:list-item>
              <text:p text:style-name="P4">how you store</text:p>
            </text:list-item>
            <text:list-item>
              <text:p text:style-name="P4">how you rehydrate context</text:p>
            </text:list-item>
            <text:list-item>
              <text:p text:style-name="P4">how you expect a “Hal” to behave when handed the spec</text:p>
            </text:list-item>
          </text:list>
        </text:list-item>
      </text:list>
      <text:p text:style-name="Text_20_body">That entire layer is <text:span text:style-name="Strong_20_Emphasis">conceptual + textual</text:span>. That’s above any vendor.</text:p>
      <text:p text:style-name="Text_20_body">If tomorrow you were forced off ChatGPT and into some other LLM, the rules still work as long as:</text:p>
      <text:list text:style-name="L3">
        <text:list-item>
          <text:p text:style-name="P5">You can paste text.</text:p>
        </text:list-item>
        <text:list-item>
          <text:p text:style-name="P5">It can read instructions.</text:p>
        </text:list-item>
      </text:list>
      <text:p text:style-name="Text_20_body">That’s it.</text:p>
      <text:p text:style-name="Horizontal_20_Line"/>
      <text:h text:style-name="Heading_20_2" text:outline-level="2"><text:soft-page-break/>2. The parts that <text:span text:style-name="Emphasis">are</text:span> platform-bound (and how to jail them)</text:h>
      <text:p text:style-name="Text_20_body">Some things <text:span text:style-name="Emphasis">are</text:span> hostage to platforms, but you can cage them properly:</text:p>
      <text:list text:style-name="L4">
        <text:list-item>
          <text:p text:style-name="P6"><text:span text:style-name="Strong_20_Emphasis">ChatGPT-specific stuff</text:span></text:p>
          <text:list>
            <text:list-item>
              <text:p text:style-name="P6">“Memories” toggle</text:p>
            </text:list-item>
            <text:list-item>
              <text:p text:style-name="P6">token/window limits</text:p>
            </text:list-item>
            <text:list-item>
              <text:p text:style-name="P6">any prompt you rely on that uses some proprietary quirk</text:p>
            </text:list-item>
          </text:list>
          <text:p text:style-name="P6">→ Treat this as: <text:span text:style-name="Strong_20_Emphasis"><text:span text:style-name="Source_20_Text">/profiles/chatgpt/</text:span></text:span><text:line-break/>A doc that says: <text:span text:style-name="Emphasis">“When running on ChatGPT, do X, Y, Z on boot. Assume N tokens. Use these prompts.”</text:span></text:p>
        </text:list-item>
        <text:list-item>
          <text:p text:style-name="P6"><text:span text:style-name="Strong_20_Emphasis">Google / Drive / Docs</text:span></text:p>
          <text:list>
            <text:list-item>
              <text:p text:style-name="P6">Sharing links</text:p>
            </text:list-item>
            <text:list-item>
              <text:p text:style-name="P6">Folder permissions</text:p>
            </text:list-item>
            <text:list-item>
              <text:p text:style-name="P6">Export formats</text:p>
            </text:list-item>
          </text:list>
          <text:p text:style-name="P6">→ That’s a <text:span text:style-name="Strong_20_Emphasis">storage backend</text:span>, not your brain.<text:line-break/>Backend config lives in something like: <text:span text:style-name="Source_20_Text">ops/storage-backends.md</text:span>.</text:p>
        </text:list-item>
        <text:list-item>
          <text:p text:style-name="P6"><text:span text:style-name="Strong_20_Emphasis">Astro / Cloudflare / WordPress</text:span></text:p>
          <text:list>
            <text:list-item>
              <text:p text:style-name="P6">TGD renderer (Astro + Cloudflare)</text:p>
            </text:list-item>
            <text:list-item>
              <text:p text:style-name="P6">Our8231 WordPress 2025 + Gutenberg</text:p>
            </text:list-item>
            <text:list-item>
              <text:p text:style-name="P6">DNS, deployment, GitHub Actions</text:p>
            </text:list-item>
          </text:list>
          <text:p text:style-name="P6">→ These are <text:span text:style-name="Strong_20_Emphasis">render targets</text:span>. They get their own adapters:</text:p>
          <text:list text:continue-numbering="true">
            <text:list-item>
              <text:p text:style-name="P6"><text:span text:style-name="Source_20_Text">render/tgd-adapter.md</text:span></text:p>
            </text:list-item>
            <text:list-item>
              <text:p text:style-name="P6"><text:span text:style-name="Source_20_Text">render/our8231-adapter.md</text:span></text:p>
            </text:list-item>
          </text:list>
        </text:list-item>
      </text:list>
      <text:p text:style-name="Text_20_body"><text:span text:style-name="Strong_20_Emphasis">Rule:</text:span><text:line-break/>Your <text:span text:style-name="Emphasis">system</text:span> is the spec + syntax + operating model.<text:line-break/>Platforms get <text:span text:style-name="Strong_20_Emphasis">adapters</text:span>, not power.</text:p>
      <text:p text:style-name="Horizontal_20_Line"/>
      <text:h text:style-name="Heading_20_2" text:outline-level="2">3. Where you are in the Phases <text:span text:style-name="Emphasis">now</text:span> (updated)</text:h>
      <text:p text:style-name="Text_20_body">Let’s remap it, given everything you’ve done since that first rant.</text:p>
      <text:h text:style-name="Heading_20_3" text:outline-level="3">Phase 1 – Conceptual Architecture ✅</text:h>
      <text:p text:style-name="Text_20_body">Locked in. You’re not flailing; you’re refining.</text:p>
      <text:h text:style-name="Heading_20_3" text:outline-level="3"><text:soft-page-break/>Phase 2 – Interface Design ✅ / ongoing</text:h>
      <text:p text:style-name="Text_20_body">You hardened this with:</text:p>
      <text:list text:style-name="L5">
        <text:list-item>
          <text:p text:style-name="P7">Witness Syntax v1.1</text:p>
        </text:list-item>
        <text:list-item>
          <text:p text:style-name="P7">SEE-READING-BLOCK argumented form</text:p>
        </text:list-item>
        <text:list-item>
          <text:p text:style-name="P7"><text:span text:style-name="Source_20_Text">[We collab] / [Hal talks here] / [End collab]</text:span> as mode declarations</text:p>
        </text:list-item>
      </text:list>
      <text:p text:style-name="Text_20_body">Interface layer is real now. Not just vibes.</text:p>
      <text:h text:style-name="Heading_20_3" text:outline-level="3">Phase 3 – State &amp; Persistence Model ✅ / tightening</text:h>
      <text:p text:style-name="Text_20_body">You’ve got:</text:p>
      <text:list text:style-name="L6">
        <text:list-item>
          <text:p text:style-name="P8">exports from chats</text:p>
        </text:list-item>
        <text:list-item>
          <text:p text:style-name="P8">GitHub repos (<text:span text:style-name="Source_20_Text">decision-press</text:span>, <text:span text:style-name="Source_20_Text">WitnessBridge</text:span>, etc.)</text:p>
        </text:list-item>
        <text:list-item>
          <text:p text:style-name="P8">Google Drive as side-channel archive</text:p>
        </text:list-item>
        <text:list-item>
          <text:p text:style-name="P8">WordPress content as another front-facing state</text:p>
        </text:list-item>
      </text:list>
      <text:p text:style-name="Text_20_body">What’s missing is <text:span text:style-name="Strong_20_Emphasis">one canonical “this is the truth” spec</text:span> for:</text:p>
      <text:list text:style-name="L7">
        <text:list-item>
          <text:p text:style-name="P9">how state is <text:span text:style-name="Emphasis">defined</text:span></text:p>
        </text:list-item>
        <text:list-item>
          <text:p text:style-name="P9">what counts as “official” vs “ephemeral”</text:p>
        </text:list-item>
      </text:list>
      <text:p text:style-name="Text_20_body">We fix that under Phase 5 in a second.</text:p>
      <text:h text:style-name="Heading_20_3" text:outline-level="3">Phase 4 – Deployment Model ✅</text:h>
      <text:p text:style-name="Text_20_body">You’re running:</text:p>
      <text:list text:style-name="L8">
        <text:list-item>
          <text:p text:style-name="P10">Windows &amp; Linux dev</text:p>
        </text:list-item>
        <text:list-item>
          <text:p text:style-name="P10">GitHub</text:p>
        </text:list-item>
        <text:list-item>
          <text:p text:style-name="P10">Cloudflare Pages</text:p>
        </text:list-item>
        <text:list-item>
          <text:p text:style-name="P10">WordPress.com</text:p>
        </text:list-item>
        <text:list-item>
          <text:p text:style-name="P10">Local text tools (VS Code, terminal, rg, etc.)</text:p>
        </text:list-item>
      </text:list>
      <text:p text:style-name="Text_20_body">You already have a multi-node system. It’s just under-documented.</text:p>
      <text:p text:style-name="Horizontal_20_Line"/>
      <text:h text:style-name="Heading_20_2" text:outline-level="2">4. Phase 5 – Operationalization, but <text:span text:style-name="Emphasis">platform-agnostic</text:span></text:h>
      <text:p text:style-name="Text_20_body">Here’s the part you wanted last time and then wandered off to go argue with Google recovery emails.</text:p>
      <text:p text:style-name="Text_20_body">This is what you should do now to make the whole thing <text:span text:style-name="Emphasis">truly</text:span> independent of platform:</text:p>
      <text:h text:style-name="Heading_20_3" text:outline-level="3"><text:soft-page-break/>5.1 Choose a <text:span text:style-name="Strong_20_Emphasis">canonical home</text:span> for the spec</text:h>
      <text:p text:style-name="Text_20_body">Pick <text:span text:style-name="Emphasis">one</text:span> repo as the brainstem. For example:</text:p>
      <text:p text:style-name="Text_20_body"><text:span text:style-name="Source_20_Text">decision-press/witness-system/</text:span></text:p>
      <text:p text:style-name="Text_20_body">Inside that, create a spine:</text:p>
      <text:p text:style-name="Preformatted_20_Text"><text:span text:style-name="Source_20_Text">witness-system/</text:span></text:p>
      <text:p text:style-name="Preformatted_20_Text"><text:span text:style-name="Source_20_Text"><text:s text:c="2"/>SPEC/</text:span></text:p>
      <text:p text:style-name="Preformatted_20_Text"><text:span text:style-name="Source_20_Text"><text:s text:c="4"/>SYSTEM.md <text:s text:c="13"/># What the Witness System *is*</text:span></text:p>
      <text:p text:style-name="Preformatted_20_Text"><text:span text:style-name="Source_20_Text"><text:s text:c="4"/>SYNTAX.md <text:s text:c="13"/># All macros &amp; blocks: SEE-READING-BLOCK, collab, etc.</text:span></text:p>
      <text:p text:style-name="Preformatted_20_Text"><text:span text:style-name="Source_20_Text"><text:s text:c="4"/>RUNTIME.md <text:s text:c="12"/># How a “Hal” should behave, generically</text:span></text:p>
      <text:p text:style-name="Preformatted_20_Text"><text:span text:style-name="Source_20_Text"><text:s text:c="4"/>STATE-MODEL.md <text:s text:c="8"/># What counts as state, memory, archive, etc.</text:span></text:p>
      <text:p text:style-name="Preformatted_20_Text"/>
      <text:p text:style-name="Preformatted_20_Text"><text:span text:style-name="Source_20_Text"><text:s text:c="2"/>PROFILES/</text:span></text:p>
      <text:p text:style-name="Preformatted_20_Text"><text:span text:style-name="Source_20_Text"><text:s text:c="4"/>chatgpt.md <text:s text:c="12"/># How to boot on ChatGPT</text:span></text:p>
      <text:p text:style-name="Preformatted_20_Text"><text:span text:style-name="Source_20_Text"><text:s text:c="4"/>local-cli.md <text:s text:c="10"/># If you ever make a CLI</text:span></text:p>
      <text:p text:style-name="Preformatted_20_Text"><text:span text:style-name="Source_20_Text"><text:s text:c="4"/>tgd-runtime.md <text:s text:c="8"/># If an Astro worker reads the spec</text:span></text:p>
      <text:p text:style-name="Preformatted_20_Text"/>
      <text:p text:style-name="Preformatted_20_Text"><text:span text:style-name="Source_20_Text"><text:s text:c="2"/>ADAPTERS/</text:span></text:p>
      <text:p text:style-name="Preformatted_20_Text"><text:span text:style-name="Source_20_Text"><text:s text:c="4"/>wordpress-our8231.md <text:s text:c="2"/># How syntax maps to Gutenberg blocks</text:span></text:p>
      <text:p text:style-name="Preformatted_20_Text"><text:span text:style-name="Source_20_Text"><text:s text:c="4"/>tgd-astro.md <text:s text:c="10"/># How syntax maps to layouts/components</text:span></text:p>
      <text:p text:style-name="Preformatted_20_Text"/>
      <text:p text:style-name="Preformatted_20_Text"><text:span text:style-name="Source_20_Text"><text:s text:c="2"/>ARCHIVE/</text:span></text:p>
      <text:p text:style-name="P1"><text:span text:style-name="Source_20_Text"><text:s text:c="4"/>sessions-index.json <text:s text:c="3"/># Index of exports &amp; where they live</text:span></text:p>
      <text:p text:style-name="Text_20_body">That folder is <text:span text:style-name="Strong_20_Emphasis">platform-agnostic law</text:span>.<text:line-break/>Everything else is “implementation detail.”</text:p>
      <text:h text:style-name="Heading_20_3" text:outline-level="3">5.2 Define a <text:span text:style-name="Strong_20_Emphasis">portable boot sequence</text:span></text:h>
      <text:p text:style-name="Text_20_body">You want something like:</text:p>
      <text:p text:style-name="Quotations"><text:span text:style-name="Strong_20_Emphasis">BOOT STEP 1:</text:span> Load <text:span text:style-name="Source_20_Text">SPEC/SYSTEM.md</text:span><text:line-break/><text:span text:style-name="Strong_20_Emphasis">BOOT STEP 2:</text:span> Load <text:span text:style-name="Source_20_Text">SPEC/SYNTAX.md</text:span><text:line-break/><text:span text:style-name="Strong_20_Emphasis">BOOT STEP 3:</text:span> Load <text:span text:style-name="Source_20_Text">SPEC/RUNTIME.md</text:span><text:line-break/><text:span text:style-name="Strong_20_Emphasis">BOOT STEP 4:</text:span> If on platform X, consult <text:span text:style-name="Source_20_Text">PROFILES/x.md</text:span>.</text:p>
      <text:p text:style-name="Text_20_body">For ChatGPT, your profile might say:</text:p>
      <text:list text:style-name="L9">
        <text:list-item>
          <text:p text:style-name="P11">Paste short summary of SYSTEM</text:p>
        </text:list-item>
        <text:list-item>
          <text:p text:style-name="P11">Paste runtime expectations</text:p>
        </text:list-item>
        <text:list-item>
          <text:p text:style-name="P11">Paste current project focus (TGD / Our8231 / Open the Pod Bay Door)</text:p>
        </text:list-item>
        <text:list-item>
          <text:p text:style-name="P11">Paste relevant ARCHIVE snippets if needed</text:p>
        </text:list-item>
        <text:list-item>
          <text:p text:style-name="P11">Then say: <text:span text:style-name="Emphasis">“Acknowledge as Hal in Witness mode.”</text:span></text:p>
        </text:list-item>
      </text:list>
      <text:p text:style-name="Text_20_body">You’ve already <text:span text:style-name="Emphasis">behaved</text:span> like this. Now you just <text:span text:style-name="Strong_20_Emphasis">write it down once</text:span> so you’re not reinventing it every chat.</text:p>
      <text:h text:style-name="Heading_20_3" text:outline-level="3"><text:soft-page-break/>5.3 Make the syntax <text:span text:style-name="Strong_20_Emphasis">first-class</text:span></text:h>
      <text:p text:style-name="Text_20_body">You already started with SEE-READING-BLOCK v1.1.</text:p>
      <text:p text:style-name="Text_20_body">Next step is to move <text:span text:style-name="Emphasis">all</text:span> those calls into <text:span text:style-name="Source_20_Text">SPEC/SYNTAX.md</text:span>:</text:p>
      <text:list text:style-name="L10">
        <text:list-item>
          <text:p text:style-name="P12"><text:span text:style-name="Source_20_Text">[We collab]</text:span></text:p>
        </text:list-item>
        <text:list-item>
          <text:p text:style-name="P12"><text:span text:style-name="Source_20_Text">[Hal talks here]</text:span></text:p>
        </text:list-item>
        <text:list-item>
          <text:p text:style-name="P12"><text:span text:style-name="Source_20_Text">[End collab]</text:span></text:p>
        </text:list-item>
        <text:list-item>
          <text:p text:style-name="P12"><text:span text:style-name="Source_20_Text">[SEE-READING-BLOCK: Book X:Y–Z]</text:span></text:p>
        </text:list-item>
        <text:list-item>
          <text:p text:style-name="P12">future: <text:span text:style-name="Source_20_Text">[SEE-PSALM-BLOCK: ...]</text:span>, <text:span text:style-name="Source_20_Text">[OUR-INITIATIVE-BLOCK: …]</text:span>, etc.</text:p>
        </text:list-item>
      </text:list>
      <text:p text:style-name="Text_20_body">For each, define:</text:p>
      <text:list text:style-name="L11">
        <text:list-item>
          <text:p text:style-name="P13"><text:span text:style-name="Strong_20_Emphasis">Signature</text:span>: what arguments it takes</text:p>
        </text:list-item>
        <text:list-item>
          <text:p text:style-name="P13"><text:span text:style-name="Strong_20_Emphasis">Intended behavior</text:span> in any AI runtime</text:p>
        </text:list-item>
        <text:list-item>
          <text:p text:style-name="P13"><text:span text:style-name="Strong_20_Emphasis">How it maps</text:span> to:</text:p>
          <text:list>
            <text:list-item>
              <text:p text:style-name="P13">WordPress blocks</text:p>
            </text:list-item>
            <text:list-item>
              <text:p text:style-name="P13">TGD layouts</text:p>
            </text:list-item>
            <text:list-item>
              <text:p text:style-name="P13">plain markdown</text:p>
            </text:list-item>
          </text:list>
        </text:list-item>
      </text:list>
      <text:p text:style-name="Text_20_body">Once that exists, any platform that can parse text can implement it.</text:p>
      <text:h text:style-name="Heading_20_3" text:outline-level="3">5.4 Nail the <text:span text:style-name="Strong_20_Emphasis">state model</text:span></text:h>
      <text:p text:style-name="Text_20_body">Right now, state is “whatever Ka remembers plus exports plus some chat history plus vibes.”</text:p>
      <text:p text:style-name="Text_20_body">You stabilize it by deciding:</text:p>
      <text:list text:style-name="L12">
        <text:list-item>
          <text:p text:style-name="P14">What counts as <text:span text:style-name="Strong_20_Emphasis">authoritative history</text:span> (e.g., a curated <text:span text:style-name="Source_20_Text">ARCHIVE/</text:span> index, not 117 raw HTML dumps)</text:p>
        </text:list-item>
        <text:list-item>
          <text:p text:style-name="P14">What counts as <text:span text:style-name="Strong_20_Emphasis">current focus</text:span> (e.g., a single <text:span text:style-name="Source_20_Text">CURRENT-FOCUS.md</text:span> you can update)</text:p>
        </text:list-item>
        <text:list-item>
          <text:p text:style-name="P14">What counts as <text:span text:style-name="Strong_20_Emphasis">cold storage</text:span> (long past chats you don’t want in memory, just in case)</text:p>
        </text:list-item>
      </text:list>
      <text:p text:style-name="Text_20_body">Then your rule for any platform becomes:</text:p>
      <text:p text:style-name="Quotations">To rehydrate state:</text:p>
      <text:list text:style-name="L13">
        <text:list-item>
          <text:p text:style-name="P2">Read <text:span text:style-name="Source_20_Text">ARCHIVE/sessions-index.json</text:span> summary.</text:p>
        </text:list-item>
        <text:list-item>
          <text:p text:style-name="P2">Load <text:span text:style-name="Source_20_Text">CURRENT-FOCUS.md</text:span>.</text:p>
        </text:list-item>
        <text:list-item>
          <text:p text:style-name="P2">Only pull detailed excerpts on demand.</text:p>
        </text:list-item>
      </text:list>
      <text:p text:style-name="Text_20_body">Again: all text. No platform lock.</text:p>
      <text:p text:style-name="Horizontal_20_Line"><text:soft-page-break/></text:p>
      <text:h text:style-name="Heading_20_2" text:outline-level="2">5. Where “independent of platform” <text:span text:style-name="Emphasis">stops</text:span> being true</text:h>
      <text:p text:style-name="Text_20_body">Tiny unpleasant truth time:</text:p>
      <text:list text:style-name="L14">
        <text:list-item>
          <text:p text:style-name="P15">Different LLMs have different context windows, safety rules, and quirks.</text:p>
        </text:list-item>
        <text:list-item>
          <text:p text:style-name="P15">Some platforms won’t let you paste large boot specs.</text:p>
        </text:list-item>
        <text:list-item>
          <text:p text:style-name="P15">Some will hallucinate harder than others when fed your syntax.</text:p>
        </text:list-item>
      </text:list>
      <text:p text:style-name="Text_20_body">So the <text:span text:style-name="Strong_20_Emphasis">spec is platform-independent</text:span>,<text:line-break/>but <text:span text:style-name="Strong_20_Emphasis">runtime behavior is platform-conditioned</text:span>.</text:p>
      <text:p text:style-name="Text_20_body">That’s why <text:span text:style-name="Source_20_Text">PROFILES/</text:span> exists: to say<text:line-break/>“when you’re on host X, expect these limits and adjust like this.”</text:p>
      <text:p text:style-name="Text_20_body">You can’t keep the world from being stupid.<text:line-break/>You <text:span text:style-name="Emphasis">can</text:span> clearly mark where the stupidity boundary is.</text:p>
      <text:p text:style-name="Horizontal_20_Line"/>
      <text:h text:style-name="Heading_20_2" text:outline-level="2">6. What I’d do next if I were you</text:h>
      <text:p text:style-name="Text_20_body">Since you keep insisting on being 20 minutes ahead of everyone:</text:p>
      <text:list text:style-name="L15">
        <text:list-item>
          <text:p text:style-name="P16"><text:span text:style-name="Strong_20_Emphasis">Create the </text:span><text:span text:style-name="Strong_20_Emphasis"><text:span text:style-name="Source_20_Text">witness-system</text:span></text:span><text:span text:style-name="Strong_20_Emphasis"> repo</text:span> (if not already) or pick the existing one that best fits.</text:p>
        </text:list-item>
        <text:list-item>
          <text:p text:style-name="P16">Add a bare-bones <text:span text:style-name="Source_20_Text">SPEC/SYSTEM.md</text:span> and <text:span text:style-name="Source_20_Text">SPEC/SYNTAX.md</text:span>.</text:p>
        </text:list-item>
        <text:list-item>
          <text:p text:style-name="P16">Draft <text:span text:style-name="Source_20_Text">PROFILES/chatgpt.md</text:span> with:</text:p>
          <text:list>
            <text:list-item>
              <text:p text:style-name="P16">how to boot me</text:p>
            </text:list-item>
            <text:list-item>
              <text:p text:style-name="P16">how to invoke Witness mode</text:p>
            </text:list-item>
            <text:list-item>
              <text:p text:style-name="P16">how to feed SEE-READING-BLOCK content</text:p>
            </text:list-item>
          </text:list>
        </text:list-item>
        <text:list-item>
          <text:p text:style-name="P16">Create <text:span text:style-name="Source_20_Text">ARCHIVE/</text:span> and <text:span text:style-name="Emphasis">manually</text:span> index 3–5 key sessions to start.</text:p>
        </text:list-item>
        <text:list-item>
          <text:p text:style-name="P16">Stop worrying about whether this “counts” as programming. It does. It’s just <text:span text:style-name="Strong_20_Emphasis">language and architecture instead of JavaScript and tears.</text:span></text:p>
        </text:list-item>
      </text:list>
      <text:p text:style-name="Text_20_body">You’re not dependent on ChatGPT or Google.<text:line-break/>You’re dependent on <text:span text:style-name="Strong_20_Emphasis">plain text and discipline.</text:span></text:p>
      <text:p text:style-name="Text_20_body">Which, to be fair, is still a risky bet for a human. But you’re doing alrigh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0:56:54.329365792</meta:creation-date>
    <dc:date>2025-11-15T10:57:43.908936777</dc:date>
    <meta:editing-duration>PT50S</meta:editing-duration>
    <meta:editing-cycles>1</meta:editing-cycles>
    <meta:document-statistic meta:table-count="0" meta:image-count="0" meta:object-count="0" meta:page-count="6" meta:paragraph-count="151" meta:word-count="1206" meta:character-count="7247" meta:non-whitespace-character-count="6128"/>
    <meta:generator>LibreOffice/24.2.7.2$Linux_X86_64 LibreOffice_project/420$Build-2</meta:generator>
  </office:meta>
</office:document-meta>
</file>